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rsid="002190a1" officeooo:paragraph-rsid="002190a1"/>
    </style:style>
    <style:style style:name="P2" style:family="paragraph" style:parent-style-name="Título_20_do_20_relatório">
      <style:text-properties officeooo:paragraph-rsid="001fc5ff"/>
    </style:style>
    <style:style style:name="P3" style:family="paragraph" style:parent-style-name="Corpo">
      <style:text-properties officeooo:paragraph-rsid="0084925e"/>
    </style:style>
    <style:style style:name="P4" style:family="paragraph" style:parent-style-name="Corpo" style:list-style-name="L1">
      <style:text-properties officeooo:paragraph-rsid="0084925e"/>
    </style:style>
    <style:style style:name="P5" style:family="paragraph" style:parent-style-name="Corpo" style:list-style-name="L1">
      <style:text-properties officeooo:paragraph-rsid="00865059"/>
    </style:style>
    <style:style style:name="P6" style:family="paragraph" style:parent-style-name="Corpo" style:list-style-name="L2">
      <style:text-properties officeooo:paragraph-rsid="00894985"/>
    </style:style>
    <style:style style:name="P7" style:family="paragraph" style:parent-style-name="Corpo" style:list-style-name="L2">
      <style:text-properties officeooo:paragraph-rsid="008aedb2"/>
    </style:style>
    <style:style style:name="P8" style:family="paragraph" style:parent-style-name="Corpo">
      <style:text-properties officeooo:paragraph-rsid="008bef91"/>
    </style:style>
    <style:style style:name="P9" style:family="paragraph" style:parent-style-name="Corpo">
      <style:text-properties officeooo:paragraph-rsid="008df30f"/>
    </style:style>
    <style:style style:name="P10" style:family="paragraph" style:parent-style-name="Corpo">
      <style:paragraph-properties fo:text-align="center" style:justify-single-word="false"/>
      <style:text-properties officeooo:paragraph-rsid="00a288d7"/>
    </style:style>
    <style:style style:name="P11" style:family="paragraph" style:parent-style-name="Corpo">
      <style:paragraph-properties fo:text-align="center" style:justify-single-word="false"/>
      <style:text-properties officeooo:paragraph-rsid="00a3d00b"/>
    </style:style>
    <style:style style:name="P12" style:family="paragraph" style:parent-style-name="Corpo">
      <style:paragraph-properties fo:text-align="center" style:justify-single-word="false"/>
      <style:text-properties officeooo:paragraph-rsid="00a524ce"/>
    </style:style>
    <style:style style:name="P13" style:family="paragraph" style:parent-style-name="Corpo">
      <style:paragraph-properties fo:text-align="justify" style:justify-single-word="false"/>
      <style:text-properties officeooo:paragraph-rsid="009d1fa0"/>
    </style:style>
    <style:style style:name="P14" style:family="paragraph" style:parent-style-name="Corpo">
      <style:paragraph-properties fo:text-align="justify" style:justify-single-word="false"/>
      <style:text-properties officeooo:paragraph-rsid="00a3d00b"/>
    </style:style>
    <style:style style:name="P15" style:family="paragraph" style:parent-style-name="Corpo">
      <style:paragraph-properties fo:text-align="justify" style:justify-single-word="false"/>
      <style:text-properties officeooo:paragraph-rsid="00a524ce"/>
    </style:style>
    <style:style style:name="P16" style:family="paragraph" style:parent-style-name="Corpo">
      <style:paragraph-properties fo:text-align="justify" style:justify-single-word="false"/>
      <style:text-properties officeooo:paragraph-rsid="00aa8715"/>
    </style:style>
    <style:style style:name="P17" style:family="paragraph" style:parent-style-name="Corpo" style:list-style-name="L4">
      <style:paragraph-properties fo:text-align="justify" style:justify-single-word="false"/>
      <style:text-properties officeooo:paragraph-rsid="00ac7b50"/>
    </style:style>
    <style:style style:name="P18" style:family="paragraph" style:parent-style-name="Corpo" style:list-style-name="L4">
      <style:paragraph-properties fo:text-align="justify" style:justify-single-word="false"/>
      <style:text-properties officeooo:paragraph-rsid="00b29350"/>
    </style:style>
    <style:style style:name="P19" style:family="paragraph" style:parent-style-name="Corpo">
      <style:paragraph-properties fo:text-align="justify" style:justify-single-word="false"/>
      <style:text-properties officeooo:paragraph-rsid="00b42573"/>
    </style:style>
    <style:style style:name="P20" style:family="paragraph" style:parent-style-name="Corpo">
      <style:paragraph-properties fo:text-align="justify" style:justify-single-word="false"/>
      <style:text-properties officeooo:paragraph-rsid="00b45046"/>
    </style:style>
    <style:style style:name="P21" style:family="paragraph" style:parent-style-name="Corpo">
      <style:text-properties officeooo:paragraph-rsid="00a11cad"/>
    </style:style>
    <style:style style:name="P22" style:family="paragraph" style:parent-style-name="Título_20_Seção">
      <style:text-properties officeooo:paragraph-rsid="002f888f"/>
    </style:style>
    <style:style style:name="P23" style:family="paragraph" style:parent-style-name="Título_20_Seção">
      <style:text-properties officeooo:paragraph-rsid="008cbee1"/>
    </style:style>
    <style:style style:name="P24" style:family="paragraph" style:parent-style-name="Título_20_Seção">
      <style:text-properties officeooo:paragraph-rsid="008df30f"/>
    </style:style>
    <style:style style:name="P25" style:family="paragraph" style:parent-style-name="Título_20_Seção">
      <style:text-properties officeooo:paragraph-rsid="00a6a515"/>
    </style:style>
    <style:style style:name="P26" style:family="paragraph" style:parent-style-name="Título_20_Seção">
      <style:text-properties officeooo:paragraph-rsid="00b45046"/>
    </style:style>
    <style:style style:name="T1" style:family="text">
      <style:text-properties fo:text-transform="uppercase" fo:color="#000000" fo:font-weight="bold" officeooo:rsid="007e14e3" fo:background-color="#cccccc" loext:char-shading-value="0"/>
    </style:style>
    <style:style style:name="T2" style:family="text">
      <style:text-properties fo:text-transform="uppercase" fo:color="#000000" fo:font-weight="bold" officeooo:rsid="00806dd8" fo:background-color="#cccccc" loext:char-shading-value="0"/>
    </style:style>
    <style:style style:name="T3" style:family="text">
      <style:text-properties fo:text-transform="uppercase" fo:color="#000000" fo:font-weight="bold" officeooo:rsid="008cbee1" fo:background-color="#cccccc" loext:char-shading-value="0"/>
    </style:style>
    <style:style style:name="T4" style:family="text">
      <style:text-properties fo:text-transform="uppercase" fo:color="#000000" fo:font-weight="bold" officeooo:rsid="00a6a515" fo:background-color="#cccccc" loext:char-shading-value="0"/>
    </style:style>
    <style:style style:name="T5" style:family="text">
      <style:text-properties fo:text-transform="uppercase" fo:color="#000000" fo:font-weight="bold" officeooo:rsid="00a8238f" fo:background-color="#cccccc" loext:char-shading-value="0"/>
    </style:style>
    <style:style style:name="T6" style:family="text">
      <style:text-properties fo:text-transform="uppercase" fo:color="#000000" fo:font-weight="bold" officeooo:rsid="00b45046" fo:background-color="#cccccc" loext:char-shading-value="0"/>
    </style:style>
    <style:style style:name="T7" style:family="text">
      <style:text-properties fo:color="#000000" style:font-name="Liberation Serif1" officeooo:rsid="00806dd8" fo:background-color="transparent" loext:char-shading-value="0"/>
    </style:style>
    <style:style style:name="T8" style:family="text">
      <style:text-properties fo:color="#000000" style:font-name="Liberation Serif1" officeooo:rsid="0081e519" fo:background-color="transparent" loext:char-shading-value="0"/>
    </style:style>
    <style:style style:name="T9" style:family="text">
      <style:text-properties fo:color="#000000" style:font-name="Liberation Serif1" officeooo:rsid="0083b350" fo:background-color="transparent" loext:char-shading-value="0"/>
    </style:style>
    <style:style style:name="T10" style:family="text">
      <style:text-properties fo:color="#000000" style:font-name="Liberation Serif1" officeooo:rsid="0084925e" fo:background-color="transparent" loext:char-shading-value="0"/>
    </style:style>
    <style:style style:name="T11" style:family="text">
      <style:text-properties fo:color="#000000" style:font-name="Liberation Serif1" officeooo:rsid="00865059" fo:background-color="transparent" loext:char-shading-value="0"/>
    </style:style>
    <style:style style:name="T12" style:family="text">
      <style:text-properties fo:color="#000000" style:font-name="Liberation Serif1" officeooo:rsid="008eb71f" fo:background-color="transparent" loext:char-shading-value="0"/>
    </style:style>
    <style:style style:name="T13" style:family="text">
      <style:text-properties fo:color="#000000" style:font-name="Liberation Serif1" officeooo:rsid="00901139" fo:background-color="transparent" loext:char-shading-value="0"/>
    </style:style>
    <style:style style:name="T14" style:family="text">
      <style:text-properties fo:color="#000000" style:font-name="Liberation Serif1" officeooo:rsid="00916a11" fo:background-color="transparent" loext:char-shading-value="0"/>
    </style:style>
    <style:style style:name="T15" style:family="text">
      <style:text-properties fo:color="#000000" style:font-name="Liberation Serif1" fo:font-weight="bold" officeooo:rsid="0081e519" fo:background-color="transparent" loext:char-shading-value="0" style:font-weight-asian="bold" style:font-weight-complex="bold"/>
    </style:style>
    <style:style style:name="T16" style:family="text">
      <style:text-properties fo:color="#000000" style:font-name="Liberation Serif1" fo:font-weight="bold" officeooo:rsid="0083b350" fo:background-color="transparent" loext:char-shading-value="0" style:font-weight-asian="bold" style:font-weight-complex="bold"/>
    </style:style>
    <style:style style:name="T17" style:family="text">
      <style:text-properties fo:color="#000000" style:font-name="Liberation Serif1" fo:font-weight="bold" officeooo:rsid="00865059" fo:background-color="transparent" loext:char-shading-value="0" style:font-weight-asian="bold" style:font-weight-complex="bold"/>
    </style:style>
    <style:style style:name="T18" style:family="text">
      <style:text-properties fo:color="#000000" style:font-name="Liberation Serif1" fo:font-weight="normal" officeooo:rsid="00865059" fo:background-color="transparent" loext:char-shading-value="0" style:font-weight-asian="normal" style:font-weight-complex="normal"/>
    </style:style>
    <style:style style:name="T19" style:family="text">
      <style:text-properties fo:color="#000000" style:font-name="Liberation Serif1" fo:font-weight="normal" officeooo:rsid="0086b5df" fo:background-color="transparent" loext:char-shading-value="0" style:font-weight-asian="normal" style:font-weight-complex="normal"/>
    </style:style>
    <style:style style:name="T20" style:family="text">
      <style:text-properties fo:color="#000000" style:font-name="Liberation Serif1" fo:font-weight="normal" officeooo:rsid="0087e056" fo:background-color="transparent" loext:char-shading-value="0" style:font-weight-asian="normal" style:font-weight-complex="normal"/>
    </style:style>
    <style:style style:name="T21" style:family="text">
      <style:text-properties fo:color="#000000" style:font-name="Liberation Serif1" fo:font-style="italic" officeooo:rsid="00901139" fo:background-color="transparent" loext:char-shading-value="0" style:font-style-asian="italic" style:font-style-complex="italic"/>
    </style:style>
    <style:style style:name="T22" style:family="text">
      <style:text-properties fo:color="#000000" style:text-position="sub 58%" style:font-name="Liberation Serif1" fo:font-weight="normal" officeooo:rsid="008bef91" fo:background-color="transparent" loext:char-shading-value="0" style:font-weight-asian="normal" style:font-weight-complex="normal"/>
    </style:style>
    <style:style style:name="T23" style:family="text">
      <style:text-properties fo:color="#000000" style:text-position="sub 58%" style:font-name="Liberation Serif1" fo:font-style="normal" officeooo:rsid="009e733f" fo:background-color="transparent" loext:char-shading-value="0" style:font-style-asian="normal" style:font-style-complex="normal"/>
    </style:style>
    <style:style style:name="T24" style:family="text">
      <style:text-properties fo:color="#000000" style:text-position="sub 58%" style:font-name="Liberation Serif1" fo:font-style="normal" officeooo:rsid="009f2d06" fo:background-color="transparent" loext:char-shading-value="0" style:font-style-asian="normal" style:font-style-complex="normal"/>
    </style:style>
    <style:style style:name="T25" style:family="text">
      <style:text-properties fo:color="#000000" style:text-position="sub 58%" style:font-name="Liberation Serif1" fo:font-style="normal" officeooo:rsid="009d1fa0" fo:background-color="transparent" loext:char-shading-value="0" style:font-style-asian="normal" style:font-style-complex="normal"/>
    </style:style>
    <style:style style:name="T26" style:family="text">
      <style:text-properties fo:color="#000000" style:text-position="sub 58%" style:font-name="Liberation Serif1" fo:font-style="normal" officeooo:rsid="00a05c75" fo:background-color="transparent" loext:char-shading-value="0" style:font-style-asian="normal" style:font-style-complex="normal"/>
    </style:style>
    <style:style style:name="T27" style:family="text">
      <style:text-properties fo:color="#000000" style:text-position="sub 58%" style:font-name="Liberation Serif1" fo:font-style="normal" officeooo:rsid="00a4c4d7" fo:background-color="transparent" loext:char-shading-value="0" style:font-style-asian="normal" style:font-style-complex="normal"/>
    </style:style>
    <style:style style:name="T28" style:family="text">
      <style:text-properties fo:color="#000000" style:text-position="sub 58%" style:font-name="Liberation Serif1" fo:font-style="normal" officeooo:rsid="00a524ce" fo:background-color="transparent" loext:char-shading-value="0" style:font-style-asian="normal" style:font-style-complex="normal"/>
    </style:style>
    <style:style style:name="T29" style:family="text">
      <style:text-properties fo:color="#000000" style:text-position="sub 58%" style:font-name="Liberation Serif1" fo:font-style="normal" officeooo:rsid="00b29350" fo:background-color="transparent" loext:char-shading-value="0" style:font-style-asian="normal" style:font-style-complex="normal"/>
    </style:style>
    <style:style style:name="T30" style:family="text">
      <style:text-properties fo:color="#000000" style:text-position="sub 58%" style:font-name="Liberation Serif1" fo:font-style="normal" style:text-underline-style="none" fo:font-weight="normal" officeooo:rsid="00b101ac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000000" style:text-position="sub 58%" style:font-name="Liberation Serif1" fo:font-style="normal" fo:font-weight="normal" officeooo:rsid="00b29350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000000" style:text-position="sub 58%" style:font-name="Liberation Serif1" fo:font-style="normal" fo:font-weight="normal" officeooo:rsid="00ac7b50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000000" style:text-position="sub 58%" style:font-name="Liberation Serif1" fo:font-style="normal" fo:font-weight="normal" officeooo:rsid="00b3bbb1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000000" style:text-position="sub 58%" style:font-name="Liberation Serif1" fo:font-style="normal" fo:font-weight="normal" officeooo:rsid="00b42573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fo:color="#000000" style:text-position="0% 100%" style:font-name="Liberation Serif1" fo:font-weight="normal" officeooo:rsid="0087e056" fo:background-color="transparent" loext:char-shading-value="0" style:font-weight-asian="normal" style:font-weight-complex="normal"/>
    </style:style>
    <style:style style:name="T36" style:family="text">
      <style:text-properties fo:color="#000000" style:text-position="0% 100%" style:font-name="Liberation Serif1" fo:font-weight="normal" officeooo:rsid="00894985" fo:background-color="transparent" loext:char-shading-value="0" style:font-weight-asian="normal" style:font-weight-complex="normal"/>
    </style:style>
    <style:style style:name="T37" style:family="text">
      <style:text-properties fo:color="#000000" style:text-position="0% 100%" style:font-name="Liberation Serif1" fo:font-weight="normal" officeooo:rsid="008a6f32" fo:background-color="transparent" loext:char-shading-value="0" style:font-weight-asian="normal" style:font-weight-complex="normal"/>
    </style:style>
    <style:style style:name="T38" style:family="text">
      <style:text-properties fo:color="#000000" style:text-position="0% 100%" style:font-name="Liberation Serif1" fo:font-weight="normal" officeooo:rsid="008aedb2" fo:background-color="transparent" loext:char-shading-value="0" style:font-weight-asian="normal" style:font-weight-complex="normal"/>
    </style:style>
    <style:style style:name="T39" style:family="text">
      <style:text-properties fo:color="#000000" style:text-position="0% 100%" style:font-name="Liberation Serif1" fo:font-weight="normal" officeooo:rsid="008bbc10" fo:background-color="transparent" loext:char-shading-value="0" style:font-weight-asian="normal" style:font-weight-complex="normal"/>
    </style:style>
    <style:style style:name="T40" style:family="text">
      <style:text-properties fo:color="#000000" style:text-position="0% 100%" style:font-name="Liberation Serif1" fo:font-weight="normal" officeooo:rsid="008bef91" fo:background-color="transparent" loext:char-shading-value="0" style:font-weight-asian="normal" style:font-weight-complex="normal"/>
    </style:style>
    <style:style style:name="T41" style:family="text">
      <style:text-properties fo:color="#000000" style:text-position="0% 100%" style:font-name="Liberation Serif1" fo:font-weight="normal" officeooo:rsid="008d909c" fo:background-color="transparent" loext:char-shading-value="0" style:font-weight-asian="normal" style:font-weight-complex="normal"/>
    </style:style>
    <style:style style:name="T42" style:family="text">
      <style:text-properties fo:color="#000000" style:text-position="0% 100%" style:font-name="Liberation Serif1" fo:font-weight="normal" officeooo:rsid="008cbee1" fo:background-color="transparent" loext:char-shading-value="0" style:font-weight-asian="normal" style:font-weight-complex="normal"/>
    </style:style>
    <style:style style:name="T43" style:family="text">
      <style:text-properties fo:color="#000000" style:text-position="0% 100%" style:font-name="Liberation Serif1" fo:font-style="normal" officeooo:rsid="00949d8c" fo:background-color="transparent" loext:char-shading-value="0" style:font-style-asian="normal" style:font-style-complex="normal"/>
    </style:style>
    <style:style style:name="T44" style:family="text">
      <style:text-properties fo:color="#000000" style:text-position="0% 100%" style:font-name="Liberation Serif1" fo:font-style="normal" officeooo:rsid="009c8468" fo:background-color="transparent" loext:char-shading-value="0" style:font-style-asian="normal" style:font-style-complex="normal"/>
    </style:style>
    <style:style style:name="T45" style:family="text">
      <style:text-properties fo:color="#000000" style:text-position="0% 100%" style:font-name="Liberation Serif1" fo:font-style="normal" officeooo:rsid="009d1fa0" fo:background-color="transparent" loext:char-shading-value="0" style:font-style-asian="normal" style:font-style-complex="normal"/>
    </style:style>
    <style:style style:name="T46" style:family="text">
      <style:text-properties fo:color="#000000" style:text-position="0% 100%" style:font-name="Liberation Serif1" fo:font-style="normal" officeooo:rsid="009e733f" fo:background-color="transparent" loext:char-shading-value="0" style:font-style-asian="normal" style:font-style-complex="normal"/>
    </style:style>
    <style:style style:name="T47" style:family="text">
      <style:text-properties fo:color="#000000" style:text-position="0% 100%" style:font-name="Liberation Serif1" fo:font-style="normal" officeooo:rsid="009f2d06" fo:background-color="transparent" loext:char-shading-value="0" style:font-style-asian="normal" style:font-style-complex="normal"/>
    </style:style>
    <style:style style:name="T48" style:family="text">
      <style:text-properties fo:color="#000000" style:text-position="0% 100%" style:font-name="Liberation Serif1" fo:font-style="normal" officeooo:rsid="00a05c75" fo:background-color="transparent" loext:char-shading-value="0" style:font-style-asian="normal" style:font-style-complex="normal"/>
    </style:style>
    <style:style style:name="T49" style:family="text">
      <style:text-properties fo:color="#000000" style:text-position="0% 100%" style:font-name="Liberation Serif1" fo:font-style="normal" officeooo:rsid="00a3d00b" fo:background-color="transparent" loext:char-shading-value="0" style:font-style-asian="normal" style:font-style-complex="normal"/>
    </style:style>
    <style:style style:name="T50" style:family="text">
      <style:text-properties fo:color="#000000" style:text-position="0% 100%" style:font-name="Liberation Serif1" fo:font-style="normal" officeooo:rsid="00a4c4d7" fo:background-color="transparent" loext:char-shading-value="0" style:font-style-asian="normal" style:font-style-complex="normal"/>
    </style:style>
    <style:style style:name="T51" style:family="text">
      <style:text-properties fo:color="#000000" style:text-position="0% 100%" style:font-name="Liberation Serif1" fo:font-style="normal" officeooo:rsid="00a524ce" fo:background-color="transparent" loext:char-shading-value="0" style:font-style-asian="normal" style:font-style-complex="normal"/>
    </style:style>
    <style:style style:name="T52" style:family="text">
      <style:text-properties fo:color="#000000" style:text-position="0% 100%" style:font-name="Liberation Serif1" fo:font-style="normal" officeooo:rsid="00abcc24" fo:background-color="transparent" loext:char-shading-value="0" style:font-style-asian="normal" style:font-style-complex="normal"/>
    </style:style>
    <style:style style:name="T53" style:family="text">
      <style:text-properties fo:color="#000000" style:text-position="0% 100%" style:font-name="Liberation Serif1" fo:font-style="normal" officeooo:rsid="00ac38ad" fo:background-color="transparent" loext:char-shading-value="0" style:font-style-asian="normal" style:font-style-complex="normal"/>
    </style:style>
    <style:style style:name="T54" style:family="text">
      <style:text-properties fo:color="#000000" style:text-position="0% 100%" style:font-name="Liberation Serif1" fo:font-style="normal" officeooo:rsid="00ad9fd3" fo:background-color="transparent" loext:char-shading-value="0" style:font-style-asian="normal" style:font-style-complex="normal"/>
    </style:style>
    <style:style style:name="T55" style:family="text">
      <style:text-properties fo:color="#000000" style:text-position="0% 100%" style:font-name="Liberation Serif1" fo:font-style="normal" officeooo:rsid="00b29350" fo:background-color="transparent" loext:char-shading-value="0" style:font-style-asian="normal" style:font-style-complex="normal"/>
    </style:style>
    <style:style style:name="T56" style:family="text">
      <style:text-properties fo:color="#000000" style:text-position="0% 100%" style:font-name="Liberation Serif1" fo:font-style="normal" fo:font-weight="bold" officeooo:rsid="009d1fa0" fo:background-color="transparent" loext:char-shading-value="0" style:font-style-asian="normal" style:font-weight-asian="bold" style:font-style-complex="normal" style:font-weight-complex="bold"/>
    </style:style>
    <style:style style:name="T57" style:family="text">
      <style:text-properties fo:color="#000000" style:text-position="0% 100%" style:font-name="Liberation Serif1" fo:font-style="normal" fo:font-weight="bold" officeooo:rsid="00a524ce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color="#000000" style:text-position="0% 100%" style:font-name="Liberation Serif1" fo:font-style="normal" fo:font-weight="bold" officeooo:rsid="00abcc24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color="#000000" style:text-position="0% 100%" style:font-name="Liberation Serif1" fo:font-style="normal" fo:font-weight="bold" officeooo:rsid="00ac7b50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fo:color="#000000" style:text-position="0% 100%" style:font-name="Liberation Serif1" fo:font-style="normal" fo:font-weight="bold" officeooo:rsid="00b3bbb1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color="#000000" style:text-position="0% 100%" style:font-name="Liberation Serif1" fo:font-style="normal" fo:font-weight="normal" officeooo:rsid="00abcc24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fo:color="#000000" style:text-position="0% 100%" style:font-name="Liberation Serif1" fo:font-style="normal" fo:font-weight="normal" officeooo:rsid="00ac38ad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color="#000000" style:text-position="0% 100%" style:font-name="Liberation Serif1" fo:font-style="normal" fo:font-weight="normal" officeooo:rsid="00ac7b50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color="#000000" style:text-position="0% 100%" style:font-name="Liberation Serif1" fo:font-style="normal" fo:font-weight="normal" officeooo:rsid="00b29350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color="#000000" style:text-position="0% 100%" style:font-name="Liberation Serif1" fo:font-style="normal" fo:font-weight="normal" officeooo:rsid="00b3bbb1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color="#000000" style:text-position="0% 100%" style:font-name="Liberation Serif1" fo:font-style="normal" fo:font-weight="normal" officeooo:rsid="00b42573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fo:color="#000000" style:text-position="0% 100%" style:font-name="Liberation Serif1" fo:font-style="normal" fo:font-weight="normal" officeooo:rsid="00b45046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color="#000000" style:text-position="0% 100%" style:font-name="Liberation Serif1" fo:font-style="normal" fo:font-weight="normal" officeooo:rsid="00b46cd0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color="#000000" style:text-position="0% 100%" style:font-name="Liberation Serif1" fo:font-style="italic" officeooo:rsid="009d1fa0" fo:background-color="transparent" loext:char-shading-value="0" style:font-style-asian="italic" style:font-style-complex="italic"/>
    </style:style>
    <style:style style:name="T70" style:family="text">
      <style:text-properties fo:color="#000000" style:text-position="0% 100%" style:font-name="Liberation Serif1" fo:font-style="italic" officeooo:rsid="009f2d06" fo:background-color="transparent" loext:char-shading-value="0" style:font-style-asian="italic" style:font-style-complex="italic"/>
    </style:style>
    <style:style style:name="T71" style:family="text">
      <style:text-properties fo:color="#000000" style:text-position="0% 100%" style:font-name="Liberation Serif1" fo:font-style="italic" officeooo:rsid="00a05c75" fo:background-color="transparent" loext:char-shading-value="0" style:font-style-asian="italic" style:font-style-complex="italic"/>
    </style:style>
    <style:style style:name="T72" style:family="text">
      <style:text-properties fo:color="#000000" style:text-position="0% 100%" style:font-name="Liberation Serif1" fo:font-style="italic" officeooo:rsid="009e733f" fo:background-color="transparent" loext:char-shading-value="0" style:font-style-asian="italic" style:font-style-complex="italic"/>
    </style:style>
    <style:style style:name="T73" style:family="text">
      <style:text-properties fo:color="#000000" style:text-position="0% 100%" style:font-name="Liberation Serif1" fo:font-style="italic" officeooo:rsid="00a3d00b" fo:background-color="transparent" loext:char-shading-value="0" style:font-style-asian="italic" style:font-style-complex="italic"/>
    </style:style>
    <style:style style:name="T74" style:family="text">
      <style:text-properties fo:color="#000000" style:text-position="0% 100%" style:font-name="Liberation Serif1" fo:font-style="italic" officeooo:rsid="00a4c4d7" fo:background-color="transparent" loext:char-shading-value="0" style:font-style-asian="italic" style:font-style-complex="italic"/>
    </style:style>
    <style:style style:name="T75" style:family="text">
      <style:text-properties fo:color="#000000" style:text-position="0% 100%" style:font-name="Liberation Serif1" fo:font-style="italic" officeooo:rsid="00af5f82" fo:background-color="transparent" loext:char-shading-value="0" style:font-style-asian="italic" style:font-style-complex="italic"/>
    </style:style>
    <style:style style:name="T76" style:family="text">
      <style:text-properties fo:color="#000000" style:text-position="0% 100%" style:font-name="Liberation Serif1" fo:font-style="italic" style:text-underline-style="none" fo:font-weight="normal" officeooo:rsid="00afdcaa" fo:background-color="transparent" loext:char-shading-value="0" style:font-style-asian="italic" style:font-weight-asian="normal" style:font-style-complex="italic" style:font-weight-complex="normal"/>
    </style:style>
    <style:style style:name="T77" style:family="text">
      <style:text-properties fo:color="#000000" style:text-position="0% 100%" style:font-name="Liberation Serif1" fo:font-style="italic" fo:font-weight="normal" officeooo:rsid="00afdcaa" fo:background-color="transparent" loext:char-shading-value="0" style:font-style-asian="italic" style:font-weight-asian="normal" style:font-style-complex="italic" style:font-weight-complex="normal"/>
    </style:style>
    <style:style style:name="T78" style:family="text">
      <style:text-properties fo:color="#000000" style:text-position="0% 100%" style:font-name="Liberation Serif1" fo:font-style="italic" fo:font-weight="normal" officeooo:rsid="00b29350" fo:background-color="transparent" loext:char-shading-value="0" style:font-style-asian="italic" style:font-weight-asian="normal" style:font-style-complex="italic" style:font-weight-complex="normal"/>
    </style:style>
    <style:style style:name="T79" style:family="text">
      <style:text-properties fo:color="#000000" style:text-position="0% 100%" style:font-name="Liberation Serif1" fo:font-style="italic" fo:font-weight="normal" officeooo:rsid="00b3bbb1" fo:background-color="transparent" loext:char-shading-value="0" style:font-style-asian="italic" style:font-weight-asian="normal" style:font-style-complex="italic" style:font-weight-complex="normal"/>
    </style:style>
    <style:style style:name="T80" style:family="text">
      <style:text-properties fo:color="#000000" style:text-position="0% 100%" style:font-name="Liberation Serif1" fo:font-style="italic" fo:font-weight="normal" officeooo:rsid="00b42573" fo:background-color="transparent" loext:char-shading-value="0" style:font-style-asian="italic" style:font-weight-asian="normal" style:font-style-complex="italic" style:font-weight-complex="normal"/>
    </style:style>
    <style:style style:name="T81" style:family="text">
      <style:text-properties fo:color="#000000" style:text-position="0% 100%" fo:font-weight="normal" officeooo:rsid="008bef91" style:font-weight-asian="normal" style:font-weight-complex="normal"/>
    </style:style>
    <style:style style:name="T82" style:family="text">
      <style:text-properties fo:color="#000000" style:text-position="0% 100%" fo:font-style="normal" officeooo:rsid="00a524ce" style:font-style-asian="normal" style:font-style-complex="normal"/>
    </style:style>
    <style:style style:name="T83" style:family="text">
      <style:text-properties fo:color="#000000" style:text-position="0% 100%" fo:font-style="normal" officeooo:rsid="00a88a7c" style:font-style-asian="normal" style:font-style-complex="normal"/>
    </style:style>
    <style:style style:name="T84" style:family="text">
      <style:text-properties fo:color="#000000" style:text-position="0% 100%" fo:font-style="normal" officeooo:rsid="00abcc24" style:font-style-asian="normal" style:font-style-complex="normal"/>
    </style:style>
    <style:style style:name="T85" style:family="text">
      <style:text-properties fo:color="#000000" style:text-position="0% 100%" fo:font-style="normal" officeooo:rsid="00ad9fd3" style:font-style-asian="normal" style:font-style-complex="normal"/>
    </style:style>
    <style:style style:name="T86" style:family="text">
      <style:text-properties fo:color="#000000" style:text-position="0% 100%" fo:font-style="normal" officeooo:rsid="00af5f82" style:font-style-asian="normal" style:font-style-complex="normal"/>
    </style:style>
    <style:style style:name="T87" style:family="text">
      <style:text-properties fo:color="#000000" style:text-position="0% 100%" fo:font-style="normal" fo:font-weight="normal" officeooo:rsid="00a524ce" style:font-style-asian="normal" style:font-weight-asian="normal" style:font-style-complex="normal" style:font-weight-complex="normal"/>
    </style:style>
    <style:style style:name="T88" style:family="text">
      <style:text-properties fo:color="#000000" style:text-position="0% 100%" fo:font-style="normal" fo:font-weight="normal" officeooo:rsid="00a88a7c" style:font-style-asian="normal" style:font-weight-asian="normal" style:font-style-complex="normal" style:font-weight-complex="normal"/>
    </style:style>
    <style:style style:name="T89" style:family="text">
      <style:text-properties fo:color="#000000" style:text-position="0% 100%" fo:font-style="normal" fo:font-weight="normal" officeooo:rsid="00b45046" style:font-style-asian="normal" style:font-weight-asian="normal" style:font-style-complex="normal" style:font-weight-complex="normal"/>
    </style:style>
    <style:style style:name="T90" style:family="text">
      <style:text-properties fo:color="#000000" style:text-position="0% 100%" fo:font-style="normal" fo:font-weight="normal" officeooo:rsid="00b46cd0" style:font-style-asian="normal" style:font-weight-asian="normal" style:font-style-complex="normal" style:font-weight-complex="normal"/>
    </style:style>
    <style:style style:name="T91" style:family="text">
      <style:text-properties fo:color="#000000" style:text-position="0% 100%" fo:font-style="italic" officeooo:rsid="00af5f82" style:font-style-asian="italic" style:font-style-complex="italic"/>
    </style:style>
    <style:style style:name="T92" style:family="text">
      <style:text-properties fo:font-style="italic" officeooo:rsid="00916a11" style:font-style-asian="italic" style:font-style-complex="italic"/>
    </style:style>
    <style:style style:name="T93" style:family="text">
      <style:text-properties fo:font-weight="bold" officeooo:rsid="008eb71f" style:font-weight-asian="bold" style:font-weight-complex="bold"/>
    </style:style>
    <style:style style:name="T94" style:family="text">
      <style:text-properties fo:color="#ffffff" fo:font-size="20pt" fo:font-weight="bold" officeooo:rsid="001fc5ff" fo:background-color="transparent" loext:char-shading-value="0"/>
    </style:style>
    <style:style style:name="T95" style:family="text">
      <style:text-properties fo:color="#ffffff" fo:font-size="20pt" fo:font-weight="bold" officeooo:rsid="007e14e3" fo:background-color="transparent" loext:char-shading-value="0"/>
    </style:style>
    <style:style style:name="T96" style:family="text">
      <style:text-properties officeooo:rsid="0081e519"/>
    </style:style>
    <style:style style:name="T97" style:family="text">
      <style:text-properties fo:font-weight="normal" officeooo:rsid="008eb71f" style:font-weight-asian="normal" style:font-weight-complex="normal"/>
    </style:style>
    <style:style style:name="T98" style:family="text">
      <style:text-properties fo:font-weight="normal" officeooo:rsid="00901139" style:font-weight-asian="normal" style:font-weight-complex="normal"/>
    </style:style>
    <style:style style:name="T99" style:family="text">
      <style:text-properties style:text-position="sub 58%" fo:font-style="italic" officeooo:rsid="00916a11" style:font-style-asian="italic" style:font-style-complex="italic"/>
    </style:style>
    <style:style style:name="T100" style:family="text">
      <style:text-properties style:text-position="0% 100%" fo:font-weight="normal" officeooo:rsid="008aedb2" style:font-weight-asian="normal" style:font-weight-complex="normal"/>
    </style:style>
    <style:style style:name="T101" style:family="text">
      <style:text-properties style:text-position="0% 100%" fo:font-style="italic" officeooo:rsid="00916a11" style:font-style-asian="italic" style:font-style-complex="italic"/>
    </style:style>
    <style:style style:name="T102" style:family="text">
      <style:text-properties style:text-position="0% 100%" fo:font-style="normal" officeooo:rsid="00916a11" style:font-style-asian="normal" style:font-style-complex="normal"/>
    </style:style>
    <style:style style:name="T103" style:family="text">
      <style:text-properties officeooo:rsid="008df30f"/>
    </style:style>
    <style:style style:name="T104" style:family="text">
      <style:text-properties officeooo:rsid="008eb71f"/>
    </style:style>
    <style:style style:name="T105" style:family="text">
      <style:text-properties officeooo:rsid="00916a11"/>
    </style:style>
    <style:style style:name="T106" style:family="text">
      <style:text-properties officeooo:rsid="00a4c4d7"/>
    </style:style>
    <style:style style:name="T107" style:family="text">
      <style:text-properties officeooo:rsid="00a524ce"/>
    </style:style>
    <style:style style:name="T108" style:family="text">
      <style:text-properties officeooo:rsid="00b45046"/>
    </style:style>
    <style:style style:name="T109" style:family="text">
      <style:text-properties officeooo:rsid="00b46cd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4">REO</text:span><text:span text:style-name="T95">2</text:span><text:span text:style-name="T94"> – </text:span><text:span text:style-name="T95">Computação Gráfica (GCC124)</text:span></text:p>
      <text:p text:style-name="P1">Pedro Antônio de Souza – 201810557</text:p>
      <text:p text:style-name="P22"><text:span text:style-name="T2">Exercício </text:span><text:span text:style-name="T1">17</text:span></text:p>
      <text:p text:style-name="P3"><text:span text:style-name="Corpo"><text:tab/></text:span><text:span text:style-name="Corpo"><text:span text:style-name="T96">Inicialmente,</text:span></text:span><text:span text:style-name="Corpo"><text:span text:style-name="T7"> algoritmo de Cohen-Sutherland </text:span></text:span><text:span text:style-name="Corpo"><text:span text:style-name="T8">divide o plano do retângulo de recorte em nove regiões, cada uma possuindo um código binário único de 4 bits. </text:span></text:span><text:span text:style-name="Corpo"><text:span text:style-name="T9">Cada bit do código é utilizado para </text:span></text:span><text:span text:style-name="Corpo"><text:span text:style-name="T10">determinar uma posição </text:span></text:span><text:span text:style-name="Corpo"><text:span text:style-name="T11">de um ponto</text:span></text:span><text:span text:style-name="Corpo"><text:span text:style-name="T10"> em relação ao retângulo de recorte, como descrito abaixo:</text:span></text:span></text:p>
      <text:list xml:id="list2513757670" text:style-name="L1">
        <text:list-item>
          <text:p text:style-name="P4"><text:span text:style-name="Corpo"><text:span text:style-name="T8">O </text:span></text:span><text:span text:style-name="Corpo"><text:span text:style-name="T15">primeiro bit</text:span></text:span><text:span text:style-name="Corpo"><text:span text:style-name="T8"> será 1 caso o ponto </text:span></text:span><text:span text:style-name="Corpo"><text:span text:style-name="T9">analisado esteja </text:span></text:span><text:span text:style-name="Corpo"><text:span text:style-name="T16">acima</text:span></text:span><text:span text:style-name="Corpo"><text:span text:style-name="T9"> do retângulo de recorte;</text:span></text:span></text:p>
        </text:list-item>
        <text:list-item>
          <text:p text:style-name="P5"><text:span text:style-name="Corpo"><text:span text:style-name="T11">O </text:span></text:span><text:span text:style-name="Corpo"><text:span text:style-name="T17">segundo bit</text:span></text:span><text:span text:style-name="Corpo"><text:span text:style-name="T18"> será 1 caso o ponto analisado esteja </text:span></text:span><text:span text:style-name="Corpo"><text:span text:style-name="T17">abaixo</text:span></text:span><text:span text:style-name="Corpo"><text:span text:style-name="T18"> do retângulo de recorte;</text:span></text:span></text:p>
        </text:list-item>
        <text:list-item>
          <text:p text:style-name="P5"><text:span text:style-name="Corpo"><text:span text:style-name="T18">O </text:span></text:span><text:span text:style-name="Corpo"><text:span text:style-name="T17">terceiro bit</text:span></text:span><text:span text:style-name="Corpo"><text:span text:style-name="T18"> será 1 caso o ponto analisado esteja à </text:span></text:span><text:span text:style-name="Corpo"><text:span text:style-name="T17">direta</text:span></text:span><text:span text:style-name="Corpo"><text:span text:style-name="T18"> do retângulo de recorte;</text:span></text:span></text:p>
        </text:list-item>
        <text:list-item>
          <text:p text:style-name="P5"><text:span text:style-name="Corpo"><text:span text:style-name="T18">O </text:span></text:span><text:span text:style-name="Corpo"><text:span text:style-name="T17">quarto bit</text:span></text:span><text:span text:style-name="Corpo"><text:span text:style-name="T18"> será 1 caso o ponto analisado esteja à </text:span></text:span><text:span text:style-name="Corpo"><text:span text:style-name="T17">esquerda</text:span></text:span><text:span text:style-name="Corpo"><text:span text:style-name="T18"> do retângulo de recorte.</text:span></text:span></text:p>
        </text:list-item>
      </text:list>
      <text:p text:style-name="P8"><text:span text:style-name="Corpo"><text:span text:style-name="T18"/></text:span></text:p>
      <text:p text:style-name="P8"><text:span text:style-name="Corpo"><text:span text:style-name="T18"><text:tab/></text:span></text:span><text:span text:style-name="Corpo"><text:span text:style-name="T20">U</text:span></text:span><text:span text:style-name="Corpo"><text:span text:style-name="T19">m segmento de reta </text:span></text:span><text:span text:style-name="Corpo"><text:span text:style-name="T35">não precisará ser processado caso </text:span></text:span><text:span text:style-name="Corpo"><text:span text:style-name="T40">suas extremidades</text:span></text:span><text:span text:style-name="Corpo"><text:span text:style-name="T35"> </text:span></text:span><text:span text:style-name="Corpo"><text:span text:style-name="T36">satisfaça</text:span></text:span><text:span text:style-name="Corpo"><text:span text:style-name="T40">m</text:span></text:span><text:span text:style-name="Corpo"><text:span text:style-name="T36"> alguma das condições abaixo:</text:span></text:span></text:p>
      <text:list xml:id="list3728327962" text:style-name="L2">
        <text:list-item>
          <text:p text:style-name="P7"><text:span text:style-name="Corpo"><text:span text:style-name="T36">Se o</text:span></text:span><text:span text:style-name="Corpo"><text:span text:style-name="T40"> código de ambas extremidades </text:span></text:span><text:span text:style-name="Corpo"><text:span text:style-name="T36">forem 0, o segmento está totalmente dentro da região de recorte.</text:span></text:span></text:p>
        </text:list-item>
        <text:list-item>
          <text:p text:style-name="P6"><text:span text:style-name="Corpo"><text:span text:style-name="T36">Se o resultado de uma operação “e” lógico bit a bit </text:span></text:span><text:span text:style-name="Corpo"><text:span text:style-name="T38">(operador </text:span></text:span><text:span text:style-name="Código_20_no_20_corpo_20_do_20_texto"><text:span text:style-name="T100">&amp;</text:span></text:span><text:span text:style-name="Corpo"><text:span text:style-name="T38"> em C++)</text:span></text:span><text:span text:style-name="Corpo"><text:span text:style-name="T36"> </text:span></text:span><text:span text:style-name="Corpo"><text:span text:style-name="T37">entre o</text:span></text:span><text:span text:style-name="Corpo"><text:span text:style-name="T40">s</text:span></text:span><text:span text:style-name="Corpo"><text:span text:style-name="T37"> código</text:span></text:span><text:span text:style-name="Corpo"><text:span text:style-name="T40">s</text:span></text:span><text:span text:style-name="Corpo"><text:span text:style-name="T37"> d</text:span></text:span><text:span text:style-name="Corpo"><text:span text:style-name="T40">as extremidades </text:span></text:span><text:span text:style-name="Corpo"><text:span text:style-name="T36">for diferente de zero, </text:span></text:span><text:span text:style-name="Corpo"><text:span text:style-name="T37">o segmento está totalmente fora da região de recorte.</text:span></text:span></text:p>
        </text:list-item>
      </text:list>
      <text:p text:style-name="P8"><text:span text:style-name="Corpo"><text:span text:style-name="T37"><text:tab/></text:span></text:span></text:p>
      <text:p text:style-name="P8"><text:span text:style-name="Corpo"><text:span text:style-name="T37"><text:tab/></text:span></text:span><text:span text:style-name="Corpo"><text:span text:style-name="T39">Em um programa de computador, </text:span></text:span><text:span text:style-name="Corpo"><text:span text:style-name="T40">o algoritmo deve receber as extremidades como as coordenadas de dois pontos, sendo P</text:span></text:span><text:span text:style-name="Corpo"><text:span text:style-name="T22">0</text:span></text:span><text:span text:style-name="Corpo"><text:span text:style-name="T40"> e P</text:span></text:span><text:span text:style-name="Corpo"><text:span text:style-name="T22">1</text:span></text:span><text:span text:style-name="Corpo"><text:span text:style-name="T40">. Esses pontos devem ser processados por uma função auxiliar que retornará seus códigos binários. Assim, o programa pode verificar se os dois pontos possuem código 0 ou se a operação <text:s/>“e” lógico bit a bit é diferente de zero.</text:span></text:span></text:p>
      <text:p text:style-name="P23"><text:span text:style-name="T2">Exercício </text:span><text:span text:style-name="T1">1</text:span><text:span text:style-name="T3">8</text:span></text:p>
      <text:p text:style-name="P9"><text:span text:style-name="Corpo"><text:span text:style-name="T81"><text:tab/></text:span></text:span><text:span text:style-name="Corpo"><text:span text:style-name="T41">O</text:span></text:span><text:span text:style-name="Corpo"><text:span text:style-name="T42"> </text:span></text:span><text:span text:style-name="Corpo"><text:span text:style-name="T41">aperfeiçoamento de Liang e Barsky tornou o algortimo de Cyrus-Beck mais eficiente nos casos em que a área de recorte é um retângulo alinhado com os eixos do sistema de coordenadas.</text:span></text:span></text:p>
      <text:p text:style-name="P24"><text:span text:style-name="T2">Exercício </text:span><text:span text:style-name="T4">20</text:span></text:p>
      <text:p text:style-name="Corpo"><text:span text:style-name="Corpo"><text:tab/></text:span><text:span text:style-name="Corpo"><text:span text:style-name="T104">A modificação apresentada por </text:span></text:span><text:span text:style-name="Corpo"><text:span text:style-name="T103">Liang e Barsky </text:span></text:span><text:span text:style-name="Corpo"><text:span text:style-name="T104">obteve sucesso </text:span></text:span><text:span text:style-name="Corpo"><text:span text:style-name="T12">pois a normal de </text:span></text:span><text:span text:style-name="Corpo"><text:span text:style-name="T13">qualquer lado </text:span></text:span><text:span text:style-name="Corpo"><text:span text:style-name="T21">i</text:span></text:span><text:span text:style-name="Corpo"><text:span text:style-name="T13"> da área de recorte </text:span></text:span><text:span text:style-name="Corpo"><text:span text:style-name="T93">sempre</text:span></text:span><text:span text:style-name="Corpo"><text:span text:style-name="T97"> </text:span></text:span><text:span text:style-name="Corpo"><text:span text:style-name="T98">terá uma coordenada igual a zero.</text:span></text:span><text:span text:style-name="Corpo"><text:span text:style-name="T104"> </text:span></text:span><text:span text:style-name="Corpo"><text:span text:style-name="T14">Dessa forma</text:span></text:span><text:span text:style-name="Corpo"><text:span text:style-name="T105">, o cálculo do produto escalar entre a normal </text:span></text:span><text:span text:style-name="Corpo"><text:span text:style-name="T92">N</text:span></text:span><text:span text:style-name="Corpo"><text:span text:style-name="T99">i </text:span></text:span><text:span text:style-name="Corpo"><text:span text:style-name="T102">e o vetor que vai do ponto sobre o lado </text:span></text:span><text:span text:style-name="Corpo"><text:span text:style-name="T101">i</text:span></text:span><text:span text:style-name="Corpo"><text:span text:style-name="T102"> até o ponto inicial do seguimento, também poderá desconsiderar a coordenada nula. É</text:span></text:span><text:span text:style-name="Corpo"><text:span text:style-name="T43"> importante notar que a coordenada a ser desconsiderada é precisamente aquela que precisaria ser definida aleatoriamente.</text:span></text:span></text:p>
      <text:p text:style-name="P21"><text:soft-page-break/><text:span text:style-name="Corpo"><text:span text:style-name="T46"><text:tab/>Para demonstrar essa simplificação, deduziremos </text:span></text:span><text:span text:style-name="Corpo"><text:span text:style-name="T48">o</text:span></text:span><text:span text:style-name="Corpo"><text:span text:style-name="T46"> </text:span></text:span><text:span text:style-name="Corpo"><text:span text:style-name="T48">cálculo de interseção <text:s/>de um seguimento de reta</text:span></text:span><text:span text:style-name="Corpo"><text:span text:style-name="T71"> D</text:span></text:span><text:span text:style-name="Corpo"><text:span text:style-name="T48"> que vai dos pontos</text:span></text:span><text:span text:style-name="Corpo"><text:span text:style-name="T71"> P</text:span></text:span><text:span text:style-name="Corpo"><text:span text:style-name="T26">1</text:span></text:span><text:span text:style-name="Corpo"><text:span text:style-name="T48">(x</text:span></text:span><text:span text:style-name="Corpo"><text:span text:style-name="T26">1</text:span></text:span><text:span text:style-name="Corpo"><text:span text:style-name="T48">, y</text:span></text:span><text:span text:style-name="Corpo"><text:span text:style-name="T26">1</text:span></text:span><text:span text:style-name="Corpo"><text:span text:style-name="T48">) ao ponto</text:span></text:span><text:span text:style-name="Corpo"><text:span text:style-name="T71"> P</text:span></text:span><text:span text:style-name="Corpo"><text:span text:style-name="T26">2</text:span></text:span><text:span text:style-name="Corpo"><text:span text:style-name="T48">(x</text:span></text:span><text:span text:style-name="Corpo"><text:span text:style-name="T26">2</text:span></text:span><text:span text:style-name="Corpo"><text:span text:style-name="T48">, y</text:span></text:span><text:span text:style-name="Corpo"><text:span text:style-name="T26">2</text:span></text:span><text:span text:style-name="Corpo"><text:span text:style-name="T48">) com</text:span></text:span><text:span text:style-name="Corpo"><text:span text:style-name="T46"> um retângulo de recorte definido pelos limites x</text:span></text:span><text:span text:style-name="Corpo"><text:span text:style-name="T23">min</text:span></text:span><text:span text:style-name="Corpo"><text:span text:style-name="T46">, x</text:span></text:span><text:span text:style-name="Corpo"><text:span text:style-name="T23">max</text:span></text:span><text:span text:style-name="Corpo"><text:span text:style-name="T46">, y</text:span></text:span><text:span text:style-name="Corpo"><text:span text:style-name="T23">min</text:span></text:span><text:span text:style-name="Corpo"><text:span text:style-name="T46">, y</text:span></text:span><text:span text:style-name="Corpo"><text:span text:style-name="T23">max</text:span></text:span><text:span text:style-name="Corpo"><text:span text:style-name="T46">, </text:span></text:span><text:span text:style-name="Corpo"><text:span text:style-name="T48">utilizando a fórmula</text:span></text:span><text:span text:style-name="Corpo"><text:span text:style-name="T72"> </text:span></text:span><text:span text:style-name="Corpo"><text:span text:style-name="T46"><draw:frame draw:style-name="fr1" draw:name="Objeto2" text:anchor-type="as-char" svg:y="-0.683cm" svg:width="2.919cm" svg:height="1.124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span><text:span text:style-name="Corpo"><text:span text:style-name="T46">.</text:span></text:span></text:p>
      <text:p text:style-name="P13"><text:span text:style-name="Corpo"><text:span text:style-name="T49"><text:tab/></text:span></text:span><text:span text:style-name="Corpo"><text:span text:style-name="T45">Para cal</text:span></text:span><text:span text:style-name="Corpo"><text:span text:style-name="T47">cular</text:span></text:span><text:span text:style-name="Corpo"><text:span text:style-name="T45"> o parâmetro</text:span></text:span><text:span text:style-name="Corpo"><text:span text:style-name="T69"> </text:span></text:span><text:span text:style-name="Corpo"><text:span text:style-name="T74">t</text:span></text:span><text:span text:style-name="Corpo"><text:span text:style-name="T27">L</text:span></text:span><text:span text:style-name="Corpo"><text:span text:style-name="T69"> </text:span></text:span><text:span text:style-name="Corpo"><text:span text:style-name="T45">da interseção para o </text:span></text:span><text:span text:style-name="Corpo"><text:span text:style-name="T56">limite esquerdo</text:span></text:span><text:span text:style-name="Corpo"><text:span text:style-name="T45"> do retângulo de recorte, temos que </text:span></text:span><text:span text:style-name="Corpo"><text:span text:style-name="T69">N</text:span></text:span><text:span text:style-name="Corpo"><text:span text:style-name="T25">L</text:span></text:span><text:span text:style-name="Corpo"><text:span text:style-name="T45"> = (</text:span></text:span><text:span text:style-name="Corpo"><text:span text:style-name="T44">–</text:span></text:span><text:span text:style-name="Corpo"><text:span text:style-name="T45">1, 0) e </text:span></text:span><text:span text:style-name="Corpo"><text:span text:style-name="T70">P</text:span></text:span><text:span text:style-name="Corpo"><text:span text:style-name="T24">L</text:span></text:span><text:span text:style-name="Corpo"><text:span text:style-name="T47">(x</text:span></text:span><text:span text:style-name="Corpo"><text:span text:style-name="T24">min</text:span></text:span><text:span text:style-name="Corpo"><text:span text:style-name="T47">, y</text:span></text:span><text:span text:style-name="Corpo"><text:span text:style-name="T24">min</text:span></text:span><text:span text:style-name="Corpo"><text:span text:style-name="T47">). Substituindo na fórmula:</text:span></text:span></text:p>
      <text:p text:style-name="P10"><text:span text:style-name="Corpo"><text:span text:style-name="T47"><draw:frame draw:style-name="fr1" draw:name="Objeto1" text:anchor-type="as-char" svg:y="-0.693cm" svg:width="5.957cm" svg:height="1.145cm" draw:z-index="2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Corpo"><text:span text:style-name="T50">(1)</text:span></text:span></text:p>
      <text:p text:style-name="P10"><text:span text:style-name="Corpo"><text:span text:style-name="T47"><draw:frame draw:style-name="fr1" draw:name="Objeto3" text:anchor-type="as-char" svg:y="-0.693cm" svg:width="5.821cm" svg:height="1.145cm" draw:z-index="1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Corpo"><text:span text:style-name="T50">(2)</text:span></text:span></text:p>
      <text:p text:style-name="P10"><text:span text:style-name="Corpo"><text:span text:style-name="T47"><draw:frame draw:style-name="fr1" draw:name="Objeto4" text:anchor-type="as-char" svg:y="-0.693cm" svg:width="6.308cm" svg:height="1.14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span><text:span text:style-name="Corpo"><text:span text:style-name="T50">(3)</text:span></text:span></text:p>
      <text:p text:style-name="P14"><text:span text:style-name="Corpo"><text:span text:style-name="T49"><text:tab/>Perceba que nesse passo, fica demonstrado que a coordenada </text:span></text:span><text:span text:style-name="Corpo"><text:span text:style-name="T73">y</text:span></text:span><text:span text:style-name="Corpo"><text:span text:style-name="T49"> poderia ter sido desconsiderada desde o princípio da aplicação da fórmula. Continuando:</text:span></text:span></text:p>
      <text:p text:style-name="P11"><text:span text:style-name="Corpo"><text:span text:style-name="T49"><draw:frame draw:style-name="fr1" draw:name="Objeto5" text:anchor-type="as-char" svg:y="-0.693cm" svg:width="3.792cm" svg:height="1.145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span></text:span><text:span text:style-name="Corpo"><text:span text:style-name="T50">(4)</text:span></text:span></text:p>
      <text:p text:style-name="P11"><draw:frame draw:style-name="fr1" draw:name="Objeto6" text:anchor-type="as-char" svg:y="-0.683cm" svg:width="2.275cm" svg:height="1.12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text:span text:style-name="T106">(5)</text:span></text:p>
      <text:p text:style-name="P14"/>
      <text:p text:style-name="P15"><text:tab/><text:span text:style-name="T106">Nos próximos cálculos, assumiremos que a coordenada nula da normal do lado que iremos analisar, deverá ser desconsiderada dos cálculos já que foi demonstrada essa propriedade no cálculo anterior.</text:span></text:p>
      <text:p text:style-name="P15"><text:span text:style-name="T106"><text:tab/></text:span><text:span text:style-name="T107">P</text:span><text:span text:style-name="T106">ara calcular</text:span><text:span text:style-name="Corpo"><text:span text:style-name="T45"> o parâmetro</text:span></text:span><text:span text:style-name="Corpo"><text:span text:style-name="T69"> </text:span></text:span><text:span text:style-name="Corpo"><text:span text:style-name="T74">t</text:span></text:span><text:span text:style-name="Corpo"><text:span text:style-name="T27">R</text:span></text:span><text:span text:style-name="Corpo"><text:span text:style-name="T69"> </text:span></text:span><text:span text:style-name="Corpo"><text:span text:style-name="T45">da interseção para o </text:span></text:span><text:span text:style-name="Corpo"><text:span text:style-name="T56">limite </text:span></text:span><text:span text:style-name="Corpo"><text:span text:style-name="T57">direito</text:span></text:span><text:span text:style-name="Corpo"><text:span text:style-name="T45"> do retângulo de recorte, temos que </text:span></text:span><text:span text:style-name="Corpo"><text:span text:style-name="T69">N</text:span></text:span><text:span text:style-name="Corpo"><text:span text:style-name="T28">R</text:span></text:span><text:span text:style-name="Corpo"><text:span text:style-name="T45"> = (1, 0), </text:span></text:span><text:span text:style-name="Corpo"><text:span text:style-name="T51">portanto:</text:span></text:span></text:p>
      <text:p text:style-name="P12"><text:span text:style-name="Corpo"><text:span text:style-name="T51"><draw:frame draw:style-name="fr1" draw:name="Objeto7" text:anchor-type="as-char" svg:y="-0.693cm" svg:width="3.493cm" svg:height="1.145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span></text:p>
      <text:p text:style-name="P12"><text:span text:style-name="Corpo"><text:span text:style-name="T51"><draw:frame draw:style-name="fr1" draw:name="Objeto8" text:anchor-type="as-char" svg:y="-0.683cm" svg:width="2.346cm" svg:height="1.124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span></text:span></text:p>
      <text:p text:style-name="P15"><text:span text:style-name="Corpo"><text:span text:style-name="T50"><text:tab/></text:span></text:span><text:span text:style-name="Corpo"><text:span text:style-name="T51">P</text:span></text:span><text:span text:style-name="Corpo"><text:span text:style-name="T50">ara calcular</text:span></text:span><text:span text:style-name="Corpo"><text:span text:style-name="T45"> o parâmetro</text:span></text:span><text:span text:style-name="Corpo"><text:span text:style-name="T69"> </text:span></text:span><text:span text:style-name="Corpo"><text:span text:style-name="T74">t</text:span></text:span><text:span text:style-name="Corpo"><text:span text:style-name="T28">T</text:span></text:span><text:span text:style-name="Corpo"><text:span text:style-name="T69"> </text:span></text:span><text:span text:style-name="Corpo"><text:span text:style-name="T45">da interseção para o </text:span></text:span><text:span text:style-name="Corpo"><text:span text:style-name="T56">limite </text:span></text:span><text:span text:style-name="Corpo"><text:span text:style-name="T57">superior</text:span></text:span><text:span text:style-name="Corpo"><text:span text:style-name="T45"> do retângulo de recorte, temos que </text:span></text:span><text:span text:style-name="Corpo"><text:span text:style-name="T69">N</text:span></text:span><text:span text:style-name="Corpo"><text:span text:style-name="T28">T</text:span></text:span><text:span text:style-name="Corpo"><text:span text:style-name="T45"> = (</text:span></text:span><text:span text:style-name="Corpo"><text:span text:style-name="T51">0</text:span></text:span><text:span text:style-name="Corpo"><text:span text:style-name="T45">, </text:span></text:span><text:span text:style-name="Corpo"><text:span text:style-name="T51">1</text:span></text:span><text:span text:style-name="Corpo"><text:span text:style-name="T45">), </text:span></text:span><text:span text:style-name="Corpo"><text:span text:style-name="T51">portanto:</text:span></text:span></text:p>
      <text:p text:style-name="P12"><text:span text:style-name="Corpo"><text:span text:style-name="T51"><draw:frame draw:style-name="fr1" draw:name="Objeto9" text:anchor-type="as-char" svg:y="-0.693cm" svg:width="3.552cm" svg:height="1.145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span></text:span></text:p>
      <text:p text:style-name="P12"><text:span text:style-name="Corpo"><text:span text:style-name="T51"><draw:frame draw:style-name="fr1" draw:name="Objeto10" text:anchor-type="as-char" svg:y="-0.683cm" svg:width="2.406cm" svg:height="1.124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span></text:p>
      <text:p text:style-name="P15"><text:soft-page-break/><text:span text:style-name="Corpo"><text:span text:style-name="T51"><text:tab/>Por fim, p</text:span></text:span><text:span text:style-name="Corpo"><text:span text:style-name="T50">ara calcular</text:span></text:span><text:span text:style-name="Corpo"><text:span text:style-name="T45"> o parâmetro</text:span></text:span><text:span text:style-name="Corpo"><text:span text:style-name="T69"> </text:span></text:span><text:span text:style-name="Corpo"><text:span text:style-name="T74">t</text:span></text:span><text:span text:style-name="Corpo"><text:span text:style-name="T28">B</text:span></text:span><text:span text:style-name="Corpo"><text:span text:style-name="T69"> </text:span></text:span><text:span text:style-name="Corpo"><text:span text:style-name="T45">da interseção para o </text:span></text:span><text:span text:style-name="Corpo"><text:span text:style-name="T56">limite </text:span></text:span><text:span text:style-name="Corpo"><text:span text:style-name="T57">inferior</text:span></text:span><text:span text:style-name="Corpo"><text:span text:style-name="T45"> do retângulo de recorte, temos que </text:span></text:span><text:span text:style-name="Corpo"><text:span text:style-name="T69">N</text:span></text:span><text:span text:style-name="Corpo"><text:span text:style-name="T28">B</text:span></text:span><text:span text:style-name="Corpo"><text:span text:style-name="T45"> = (</text:span></text:span><text:span text:style-name="Corpo"><text:span text:style-name="T51">0</text:span></text:span><text:span text:style-name="Corpo"><text:span text:style-name="T45">, </text:span></text:span><text:span text:style-name="Corpo"><text:span text:style-name="T44">–</text:span></text:span><text:span text:style-name="Corpo"><text:span text:style-name="T51">1</text:span></text:span><text:span text:style-name="Corpo"><text:span text:style-name="T45">), </text:span></text:span><text:span text:style-name="Corpo"><text:span text:style-name="T51">portanto:</text:span></text:span></text:p>
      <text:p text:style-name="P12"><text:span text:style-name="Corpo"><text:span text:style-name="T51"><draw:frame draw:style-name="fr1" draw:name="Objeto11" text:anchor-type="as-char" svg:y="-0.693cm" svg:width="3.875cm" svg:height="1.14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span></text:span></text:p>
      <text:p text:style-name="P12"><text:span text:style-name="Corpo"><text:span text:style-name="T51"><draw:frame draw:style-name="fr1" draw:name="Objeto12" text:anchor-type="as-char" svg:y="-0.683cm" svg:width="2.358cm" svg:height="1.124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span></text:p>
      <text:p text:style-name="P25"><text:span text:style-name="T2">Exercício </text:span><text:span text:style-name="T4">2</text:span><text:span text:style-name="T6">1</text:span></text:p>
      <text:p text:style-name="P16"><text:span text:style-name="Corpo"><text:span text:style-name="T82"><text:tab/></text:span></text:span><text:span text:style-name="Corpo"><text:span text:style-name="T83">Primeiramente, o algoritmo irá inicializar a posição de início </text:span></text:span><text:span text:style-name="Corpo"><text:span text:style-name="T54">com </text:span></text:span><text:span text:style-name="Corpo"><text:span text:style-name="T75">0</text:span></text:span><text:span text:style-name="Corpo"><text:span text:style-name="T83"> e a posição de fim </text:span></text:span><text:span text:style-name="Corpo"><text:span text:style-name="T85">c</text:span></text:span><text:span text:style-name="Corpo"><text:span text:style-name="T54">om</text:span></text:span><text:span text:style-name="Corpo"><text:span text:style-name="T83"> </text:span></text:span><text:span text:style-name="Corpo"><text:span text:style-name="T75">1</text:span></text:span><text:span text:style-name="Corpo"><text:span text:style-name="T83">. </text:span></text:span><text:span text:style-name="Corpo"><text:span text:style-name="T86">Para analisar interseções com cada lado, calcula-se um novo parâmetro </text:span></text:span><text:span text:style-name="Corpo"><text:span text:style-name="T91">t</text:span></text:span><text:span text:style-name="Corpo"><text:span text:style-name="T29">SIDE</text:span></text:span><text:span text:style-name="Corpo"><text:span text:style-name="T86">.</text:span></text:span></text:p>
      <text:list xml:id="list502388494" text:style-name="L4">
        <text:list-item>
          <text:p text:style-name="P17"><text:span text:style-name="Corpo"><text:span text:style-name="T52">Ao </text:span></text:span><text:span text:style-name="Corpo"><text:span text:style-name="T55">verificar</text:span></text:span><text:span text:style-name="Corpo"><text:span text:style-name="T53"> </text:span></text:span><text:span text:style-name="Corpo"><text:span text:style-name="T52">a interseção com o </text:span></text:span><text:span text:style-name="Corpo"><text:span text:style-name="T58">lado esquerdo</text:span></text:span><text:span text:style-name="Corpo"><text:span text:style-name="T61">, </text:span></text:span><text:span text:style-name="Corpo"><text:span text:style-name="T63">o segmento está</text:span></text:span><text:span text:style-name="Corpo"><text:span text:style-name="T61"> possivelmente entrando </text:span></text:span><text:span text:style-name="Corpo"><text:span text:style-name="T63">e</text:span></text:span><text:span text:style-name="Corpo"><text:span text:style-name="T62"> está posterior a posição de início </text:span></text:span><text:span text:style-name="Corpo"><text:span text:style-name="T77">0</text:span></text:span><text:span text:style-name="Corpo"><text:span text:style-name="T62">, portanto a posição de início é alterada para </text:span></text:span><text:span text:style-name="Corpo"><text:span text:style-name="T76">t</text:span></text:span><text:span text:style-name="Corpo"><text:span text:style-name="T30">L</text:span></text:span><text:span text:style-name="Corpo"><text:span text:style-name="T62">.</text:span></text:span></text:p>
        </text:list-item>
        <text:list-item>
          <text:p text:style-name="P18"><text:span text:style-name="Corpo"><text:span text:style-name="T61">Ao </text:span></text:span><text:span text:style-name="Corpo"><text:span text:style-name="T64">verificar</text:span></text:span><text:span text:style-name="Corpo"><text:span text:style-name="T62"> </text:span></text:span><text:span text:style-name="Corpo"><text:span text:style-name="T61">a interseção com o </text:span></text:span><text:span text:style-name="Corpo"><text:span text:style-name="T58">lado </text:span></text:span><text:span text:style-name="Corpo"><text:span text:style-name="T59">inferior</text:span></text:span><text:span text:style-name="Corpo"><text:span text:style-name="T61">, </text:span></text:span><text:span text:style-name="Corpo"><text:span text:style-name="T63">o segmento está</text:span></text:span><text:span text:style-name="Corpo"><text:span text:style-name="T61"> possivelmente entrando </text:span></text:span><text:span text:style-name="Corpo"><text:span text:style-name="T63">e</text:span></text:span><text:span text:style-name="Corpo"><text:span text:style-name="T62"> está posterior a posição de início </text:span></text:span><text:span text:style-name="Corpo"><text:span text:style-name="T78">t</text:span></text:span><text:span text:style-name="Corpo"><text:span text:style-name="T31">L</text:span></text:span><text:span text:style-name="Corpo"><text:span text:style-name="T62">, portanto a posição de início é alterada para </text:span></text:span><text:span text:style-name="Corpo"><text:span text:style-name="T78">t</text:span></text:span><text:span text:style-name="Corpo"><text:span text:style-name="T32">B</text:span></text:span><text:span text:style-name="Corpo"><text:span text:style-name="T62">.</text:span></text:span></text:p>
        </text:list-item>
        <text:list-item>
          <text:p text:style-name="P18"><text:span text:style-name="Corpo"><text:span text:style-name="T61">Ao </text:span></text:span><text:span text:style-name="Corpo"><text:span text:style-name="T64">verificar</text:span></text:span><text:span text:style-name="Corpo"><text:span text:style-name="T62"> </text:span></text:span><text:span text:style-name="Corpo"><text:span text:style-name="T61">a interseção com o </text:span></text:span><text:span text:style-name="Corpo"><text:span text:style-name="T58">lado </text:span></text:span><text:span text:style-name="Corpo"><text:span text:style-name="T59">direito</text:span></text:span><text:span text:style-name="Corpo"><text:span text:style-name="T61">, </text:span></text:span><text:span text:style-name="Corpo"><text:span text:style-name="T63">o segmento está</text:span></text:span><text:span text:style-name="Corpo"><text:span text:style-name="T61"> possivelmente </text:span></text:span><text:span text:style-name="Corpo"><text:span text:style-name="T63">saindo</text:span></text:span><text:span text:style-name="Corpo"><text:span text:style-name="T61"> </text:span></text:span><text:span text:style-name="Corpo"><text:span text:style-name="T63">e</text:span></text:span><text:span text:style-name="Corpo"><text:span text:style-name="T62"> </text:span></text:span><text:span text:style-name="Corpo"><text:span text:style-name="T65">está posterior a posição de fim </text:span></text:span><text:span text:style-name="Corpo"><text:span text:style-name="T79">1</text:span></text:span><text:span text:style-name="Corpo"><text:span text:style-name="T65">, portanto nada é alterado</text:span></text:span><text:span text:style-name="Corpo"><text:span text:style-name="T62">.</text:span></text:span></text:p>
        </text:list-item>
        <text:list-item>
          <text:p text:style-name="P17"><text:span text:style-name="Corpo"><text:span text:style-name="T61">Ao calcul</text:span></text:span><text:span text:style-name="Corpo"><text:span text:style-name="T62">ar </text:span></text:span><text:span text:style-name="Corpo"><text:span text:style-name="T61">a interseção com o </text:span></text:span><text:span text:style-name="Corpo"><text:span text:style-name="T58">lado </text:span></text:span><text:span text:style-name="Corpo"><text:span text:style-name="T60">superior</text:span></text:span><text:span text:style-name="Corpo"><text:span text:style-name="T61">, </text:span></text:span><text:span text:style-name="Corpo"><text:span text:style-name="T63">o segmento está</text:span></text:span><text:span text:style-name="Corpo"><text:span text:style-name="T61"> possivelmente </text:span></text:span><text:span text:style-name="Corpo"><text:span text:style-name="T65">saindo</text:span></text:span><text:span text:style-name="Corpo"><text:span text:style-name="T61"> </text:span></text:span><text:span text:style-name="Corpo"><text:span text:style-name="T63">e</text:span></text:span><text:span text:style-name="Corpo"><text:span text:style-name="T62"> está posterior a posição de </text:span></text:span><text:span text:style-name="Corpo"><text:span text:style-name="T65">fim</text:span></text:span><text:span text:style-name="Corpo"><text:span text:style-name="T62"> </text:span></text:span><text:span text:style-name="Corpo"><text:span text:style-name="T79">1</text:span></text:span><text:span text:style-name="Corpo"><text:span text:style-name="T62">, portanto </text:span></text:span><text:span text:style-name="Corpo"><text:span text:style-name="T65">nada é alterado.</text:span></text:span></text:p>
        </text:list-item>
      </text:list>
      <text:p text:style-name="P19"><text:span text:style-name="Corpo"><text:span text:style-name="T65"><text:tab/>Por fim, o algoritmo </text:span></text:span><text:span text:style-name="Corpo"><text:span text:style-name="T66">r</text:span></text:span><text:span text:style-name="Corpo"><text:span text:style-name="T65">etorna o segmento de reta dado pelas coordenadas da nova posição de início definida pelo parâmetro </text:span></text:span><text:span text:style-name="Corpo"><text:span text:style-name="T79">t</text:span></text:span><text:span text:style-name="Corpo"><text:span text:style-name="T33">B</text:span></text:span><text:span text:style-name="Corpo"><text:span text:style-name="T65"> </text:span></text:span><text:span text:style-name="Corpo"><text:span text:style-name="T66">e o ponto </text:span></text:span><text:span text:style-name="Corpo"><text:span text:style-name="T80">P</text:span></text:span><text:span text:style-name="Corpo"><text:span text:style-name="T34">1</text:span></text:span><text:span text:style-name="Corpo"><text:span text:style-name="T66">, já que a posição de fim não foi alterada.</text:span></text:span></text:p>
      <text:p text:style-name="P26"><text:span text:style-name="T2">Exercício </text:span><text:span text:style-name="T4">2</text:span><text:span text:style-name="T6">2</text:span></text:p>
      <text:p text:style-name="P20"><text:span text:style-name="Corpo"><text:span text:style-name="T87"><text:tab/></text:span></text:span><text:span text:style-name="Corpo"><text:span text:style-name="T68">J</text:span></text:span><text:span text:style-name="Corpo"><text:span text:style-name="T67">á que a elipse </text:span></text:span><text:span text:style-name="Corpo"><text:span text:style-name="T68">não possui reentrâncias, será sempre retornado no máximo um único segmento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3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6-28T03:11:56.003354319</dc:date>
    <meta:editing-duration>PT57M18S</meta:editing-duration>
    <meta:editing-cycles>17</meta:editing-cycles>
    <meta:generator>LibreOffice/6.4.3.2$Linux_X86_64 LibreOffice_project/40$Build-2</meta:generator>
    <meta:document-statistic meta:table-count="0" meta:image-count="0" meta:object-count="12" meta:page-count="3" meta:paragraph-count="44" meta:word-count="754" meta:character-count="4368" meta:non-whitespace-character-count="3642"/>
  </office:meta>
</office:document-meta>
</file>

<file path=Object 1/content.xml><?xml version="1.0" encoding="utf-8"?>
<math xmlns="http://www.w3.org/1998/Math/MathML" display="block">
  <semantics>
    <mrow>
      <msub>
        <mi>t</mi>
        <mi>L</mi>
      </msub>
      <mo stretchy="false">=</mo>
      <mfrac>
        <mrow>
          <mrow>
            <mo fence="true" stretchy="false">(</mo>
            <mrow>
              <mrow>
                <mrow>
                  <mo stretchy="false">−</mo>
                  <mn>1</mn>
                </mrow>
                <mi>,</mi>
                <mn>0</mn>
              </mrow>
            </mrow>
            <mo fence="true" stretchy="false">)</mo>
          </mrow>
          <mo stretchy="false">⋅</mo>
          <mrow>
            <mo fence="true" stretchy="false">[</mo>
            <mrow>
              <mrow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i>,</mi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sub>
                        <mi>x</mi>
                        <mi mathvariant="italic">min</mi>
                      </msub>
                      <mi>,</mi>
                      <msub>
                        <mi>y</mi>
                        <mi mathvariant="italic">min</mi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  <mrow>
          <mrow>
            <mo stretchy="false">−</mo>
            <mrow>
              <mo fence="true" stretchy="false">(</mo>
              <mrow>
                <mrow>
                  <mrow>
                    <mo stretchy="false">−</mo>
                    <mn>1</mn>
                  </mrow>
                  <mi>,</mi>
                  <mn>0</mn>
                </mrow>
              </mrow>
              <mo fence="true" stretchy="false">)</mo>
            </mrow>
          </mrow>
          <mo stretchy="false">⋅</mo>
          <mrow>
            <mo fence="true" stretchy="false">[</mo>
            <mrow>
              <mrow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i>,</mi>
                      <msub>
                        <mi>y</mi>
                        <mn>2</mn>
                      </msub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i>,</mi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frac>
    </mrow>
    <annotation encoding="StarMath 5.0">t_L = { (-1, 0) cdot [ (x_1, y_1) - (x_min, y_min)] } over { - (-1, 0) cdot [(x_2, y_2) - (x_1, y_1)]  }</annotation>
  </semantics>
</math>
</file>

<file path=Object 10/content.xml><?xml version="1.0" encoding="utf-8"?>
<math xmlns="http://www.w3.org/1998/Math/MathML" display="block">
  <semantics>
    <mrow>
      <msub>
        <mi>t</mi>
        <mi>T</mi>
      </msub>
      <mo stretchy="false">=</mo>
      <mfrac>
        <mrow>
          <msub>
            <mi>y</mi>
            <mn>1</mn>
          </msub>
          <mo stretchy="false">−</mo>
          <msub>
            <mi>y</mi>
            <mi mathvariant="italic">max</mi>
          </msub>
        </mrow>
        <mrow>
          <msub>
            <mi>y</mi>
            <mn>1</mn>
          </msub>
          <mo stretchy="false">−</mo>
          <msub>
            <mi>y</mi>
            <mn>2</mn>
          </msub>
        </mrow>
      </mfrac>
    </mrow>
    <annotation encoding="StarMath 5.0">t_T = {y_1-y_max} over { y_1-y_2}</annotation>
  </semantics>
</math>
</file>

<file path=Object 11/content.xml><?xml version="1.0" encoding="utf-8"?>
<math xmlns="http://www.w3.org/1998/Math/MathML" display="block">
  <semantics>
    <mrow>
      <msub>
        <mi>t</mi>
        <mi>B</mi>
      </msub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sub>
                  <mi>y</mi>
                  <mn>1</mn>
                </msub>
                <mo stretchy="false">−</mo>
                <msub>
                  <mi>y</mi>
                  <mi mathvariant="italic">min</mi>
                </msub>
              </mrow>
            </mrow>
            <mo fence="true" stretchy="false">)</mo>
          </mrow>
        </mrow>
        <mrow>
          <mo stretchy="false">−</mo>
          <mrow>
            <mo fence="true" stretchy="false">[</mo>
            <mrow>
              <mrow>
                <mrow>
                  <mo stretchy="false">−</mo>
                  <mn>1</mn>
                </mrow>
                <mo stretchy="false">×</mo>
                <mrow>
                  <mo fence="true" stretchy="false">(</mo>
                  <mrow>
                    <mrow>
                      <msub>
                        <mi>y</mi>
                        <mn>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frac>
    </mrow>
    <annotation encoding="StarMath 5.0">t_B = { (-1) times (y_1-y_min)} over { - [-1 times (y_2-y_1)]  }</annotation>
  </semantics>
</math>
</file>

<file path=Object 12/content.xml><?xml version="1.0" encoding="utf-8"?>
<math xmlns="http://www.w3.org/1998/Math/MathML" display="block">
  <semantics>
    <mrow>
      <msub>
        <mi>t</mi>
        <mi>B</mi>
      </msub>
      <mo stretchy="false">=</mo>
      <mfrac>
        <mrow>
          <msub>
            <mi>y</mi>
            <mi mathvariant="italic">min</mi>
          </msub>
          <mo stretchy="false">−</mo>
          <msub>
            <mi>y</mi>
            <mn>1</mn>
          </msub>
        </mrow>
        <mrow>
          <msub>
            <mi>y</mi>
            <mn>2</mn>
          </msub>
          <mo stretchy="false">−</mo>
          <msub>
            <mi>y</mi>
            <mn>1</mn>
          </msub>
        </mrow>
      </mfrac>
    </mrow>
    <annotation encoding="StarMath 5.0">t_B = { y_min-y_1 } over { y_2-y_1 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sub>
            <mi>N</mi>
            <mi>i</mi>
          </msub>
          <mo stretchy="false">⋅</mo>
          <mrow>
            <mo fence="true" stretchy="false">[</mo>
            <mrow>
              <mrow>
                <msub>
                  <mi>P</mi>
                  <mn>1</mn>
                </msub>
                <mo stretchy="false">−</mo>
                <msub>
                  <mi>P</mi>
                  <mi mathvariant="italic">Li</mi>
                </msub>
              </mrow>
            </mrow>
            <mo fence="true" stretchy="false">]</mo>
          </mrow>
        </mrow>
        <mrow>
          <mrow>
            <mo stretchy="false">−</mo>
            <msub>
              <mi>N</mi>
              <mi>i</mi>
            </msub>
          </mrow>
          <mo stretchy="false">⋅</mo>
          <mi>D</mi>
        </mrow>
      </mfrac>
    </mrow>
    <annotation encoding="StarMath 5.0">t = { N_{i} cdot [ P_{1} - P_{Li}] } over { - N_{i} cdot D  }</annotation>
  </semantics>
</math>
</file>

<file path=Object 3/content.xml><?xml version="1.0" encoding="utf-8"?>
<math xmlns="http://www.w3.org/1998/Math/MathML" display="block">
  <semantics>
    <mrow>
      <msub>
        <mi>t</mi>
        <mi>L</mi>
      </msub>
      <mo stretchy="false">=</mo>
      <mfrac>
        <mrow>
          <mrow>
            <mo fence="true" stretchy="false">(</mo>
            <mrow>
              <mrow>
                <mrow>
                  <mo stretchy="false">−</mo>
                  <mn>1</mn>
                </mrow>
                <mi>,</mi>
                <mn>0</mn>
              </mrow>
            </mrow>
            <mo fence="true" stretchy="false">)</mo>
          </mrow>
          <mo stretchy="false">⋅</mo>
          <mrow>
            <mo fence="true" stretchy="false">[</mo>
            <mrow>
              <mrow>
                <mo fence="true" stretchy="false">(</mo>
                <mrow>
                  <mrow>
                    <mrow>
                      <msub>
                        <mi>x</mi>
                        <mn>1</mn>
                      </msub>
                      <mo stretchy="false">−</mo>
                      <msub>
                        <mi>x</mi>
                        <mi mathvariant="italic">min</mi>
                      </msub>
                    </mrow>
                    <mi>,</mi>
                    <mrow>
                      <msub>
                        <mi>y</mi>
                        <mn>1</mn>
                      </msub>
                      <mo stretchy="false">−</mo>
                      <msub>
                        <mi>y</mi>
                        <mi mathvariant="italic">min</mi>
                      </msub>
                    </mrow>
                  </mrow>
                </mrow>
                <mo fence="true" stretchy="false">)</mo>
              </mrow>
            </mrow>
            <mo fence="true" stretchy="false">]</mo>
          </mrow>
        </mrow>
        <mrow>
          <mrow>
            <mo stretchy="false">−</mo>
            <mrow>
              <mo fence="true" stretchy="false">(</mo>
              <mrow>
                <mrow>
                  <mrow>
                    <mo stretchy="false">−</mo>
                    <mn>1</mn>
                  </mrow>
                  <mi>,</mi>
                  <mn>0</mn>
                </mrow>
              </mrow>
              <mo fence="true" stretchy="false">)</mo>
            </mrow>
          </mrow>
          <mo stretchy="false">⋅</mo>
          <mrow>
            <mo fence="true" stretchy="false">(</mo>
            <mrow>
              <mrow>
                <mrow>
                  <msub>
                    <mi>x</mi>
                    <mn>2</mn>
                  </msub>
                  <mo stretchy="false">−</mo>
                  <msub>
                    <mi>x</mi>
                    <mn>1</mn>
                  </msub>
                </mrow>
                <mi>,</mi>
                <mrow>
                  <msub>
                    <mi>y</mi>
                    <mn>2</mn>
                  </msub>
                  <mo stretchy="false">−</mo>
                  <msub>
                    <mi>y</mi>
                    <mn>1</mn>
                  </msub>
                </mrow>
              </mrow>
            </mrow>
            <mo fence="true" stretchy="false">)</mo>
          </mrow>
        </mrow>
      </mfrac>
    </mrow>
    <annotation encoding="StarMath 5.0">t_L = { (-1, 0) cdot [ (x_1-x_min, y_1-y_min)] } over { - (-1, 0) cdot (x_2-x_1, y_2-y_1)  }</annotation>
  </semantics>
</math>
</file>

<file path=Object 4/content.xml><?xml version="1.0" encoding="utf-8"?>
<math xmlns="http://www.w3.org/1998/Math/MathML" display="block">
  <semantics>
    <mrow>
      <msub>
        <mi>t</mi>
        <mi>L</mi>
      </msub>
      <mo stretchy="false">=</mo>
      <mfrac>
        <mrow>
          <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o stretchy="false">×</mo>
            <mrow>
              <mo fence="true" stretchy="false">(</mo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i mathvariant="italic">min</mi>
                  </msub>
                </mrow>
              </mrow>
              <mo fence="true" stretchy="false">)</mo>
            </mrow>
          </mrow>
          <mo stretchy="false">+</mo>
          <mrow>
            <mn>0</mn>
            <mo stretchy="false">×</mo>
            <mrow>
              <mo fence="true" stretchy="false">(</mo>
              <mrow>
                <mrow>
                  <msub>
                    <mi>y</mi>
                    <mn>1</mn>
                  </msub>
                  <mo stretchy="false">−</mo>
                  <msub>
                    <mi>y</mi>
                    <mi mathvariant="italic">min</mi>
                  </msub>
                </mrow>
              </mrow>
              <mo fence="true" stretchy="false">)</mo>
            </mrow>
          </mrow>
        </mrow>
        <mrow>
          <mo stretchy="false">−</mo>
          <mrow>
            <mo fence="true" stretchy="false">[</mo>
            <mrow>
              <mrow>
                <mrow>
                  <mrow>
                    <mo stretchy="false">−</mo>
                    <mn>1</mn>
                  </mrow>
                  <mo stretchy="false">×</mo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×</mo>
                  <mrow>
                    <mo fence="true" stretchy="false">(</mo>
                    <mrow>
                      <mrow>
                        <msub>
                          <mi>y</mi>
                          <mn>2</mn>
                        </msub>
                        <mo stretchy="false">−</mo>
                        <msub>
                          <mi>y</mi>
                          <mn>1</mn>
                        </msub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</mrow>
      </mfrac>
    </mrow>
    <annotation encoding="StarMath 5.0">t_L = { (-1) times (x_1-x_min) + 0 times (y_1-y_min) } over { - [-1 times (x_2-x_1) + 0 times (y_2-y_1)]  }</annotation>
  </semantics>
</math>
</file>

<file path=Object 5/content.xml><?xml version="1.0" encoding="utf-8"?>
<math xmlns="http://www.w3.org/1998/Math/MathML" display="block">
  <semantics>
    <mrow>
      <msub>
        <mi>t</mi>
        <mi>L</mi>
      </msub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sub>
                  <mi>x</mi>
                  <mn>1</mn>
                </msub>
                <mo stretchy="false">−</mo>
                <msub>
                  <mi>x</mi>
                  <mi mathvariant="italic">min</mi>
                </msub>
              </mrow>
            </mrow>
            <mo fence="true" stretchy="false">)</mo>
          </mrow>
        </mrow>
        <mrow>
          <mo stretchy="false">−</mo>
          <mrow>
            <mo fence="true" stretchy="false">[</mo>
            <mrow>
              <mrow>
                <mrow>
                  <mo stretchy="false">−</mo>
                  <mn>1</mn>
                </mrow>
                <mo stretchy="false">×</mo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frac>
    </mrow>
    <annotation encoding="StarMath 5.0">t_L = { (-1) times (x_1-x_min)} over { - [-1 times (x_2-x_1)]  }</annotation>
  </semantics>
</math>
</file>

<file path=Object 6/content.xml><?xml version="1.0" encoding="utf-8"?>
<math xmlns="http://www.w3.org/1998/Math/MathML" display="block">
  <semantics>
    <mrow>
      <msub>
        <mi>t</mi>
        <mi>L</mi>
      </msub>
      <mo stretchy="false">=</mo>
      <mfrac>
        <mrow>
          <msub>
            <mi>x</mi>
            <mi mathvariant="italic">min</mi>
          </msub>
          <mo stretchy="false">−</mo>
          <msub>
            <mi>x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row>
    <annotation encoding="StarMath 5.0">t_L = { x_min - x_1} over {x_2-x_1}</annotation>
  </semantics>
</math>
</file>

<file path=Object 7/content.xml><?xml version="1.0" encoding="utf-8"?>
<math xmlns="http://www.w3.org/1998/Math/MathML" display="block">
  <semantics>
    <mrow>
      <msub>
        <mi>t</mi>
        <mi>R</mi>
      </msub>
      <mo stretchy="false">=</mo>
      <mfrac>
        <mrow>
          <mn>1</mn>
          <mo stretchy="false">×</mo>
          <mrow>
            <mo fence="true" stretchy="false">(</mo>
            <mrow>
              <mrow>
                <msub>
                  <mi>x</mi>
                  <mn>1</mn>
                </msub>
                <mo stretchy="false">−</mo>
                <msub>
                  <mi>x</mi>
                  <mi mathvariant="italic">max</mi>
                </msub>
              </mrow>
            </mrow>
            <mo fence="true" stretchy="false">)</mo>
          </mrow>
        </mrow>
        <mrow>
          <mo stretchy="false">−</mo>
          <mrow>
            <mo fence="true" stretchy="false">[</mo>
            <mrow>
              <mrow>
                <mn>1</mn>
                <mo stretchy="false">×</mo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frac>
    </mrow>
    <annotation encoding="StarMath 5.0">t_R = { 1 times (x_1-x_max)} over { - [1 times (x_2-x_1)]  }</annotation>
  </semantics>
</math>
</file>

<file path=Object 8/content.xml><?xml version="1.0" encoding="utf-8"?>
<math xmlns="http://www.w3.org/1998/Math/MathML" display="block">
  <semantics>
    <mrow>
      <msub>
        <mi>t</mi>
        <mi>R</mi>
      </msub>
      <mo stretchy="false">=</mo>
      <mfrac>
        <mrow>
          <msub>
            <mi>x</mi>
            <mn>1</mn>
          </msub>
          <mo stretchy="false">−</mo>
          <msub>
            <mi>x</mi>
            <mi mathvariant="italic">max</mi>
          </msub>
        </mrow>
        <mrow>
          <msub>
            <mi>x</mi>
            <mn>1</mn>
          </msub>
          <mo stretchy="false">−</mo>
          <msub>
            <mi>x</mi>
            <mn>2</mn>
          </msub>
        </mrow>
      </mfrac>
    </mrow>
    <annotation encoding="StarMath 5.0">t_R = { x_1-x_max} over { x_1-x_2}</annotation>
  </semantics>
</math>
</file>

<file path=Object 9/content.xml><?xml version="1.0" encoding="utf-8"?>
<math xmlns="http://www.w3.org/1998/Math/MathML" display="block">
  <semantics>
    <mrow>
      <msub>
        <mi>t</mi>
        <mi>T</mi>
      </msub>
      <mo stretchy="false">=</mo>
      <mfrac>
        <mrow>
          <mn>1</mn>
          <mo stretchy="false">×</mo>
          <mrow>
            <mo fence="true" stretchy="false">(</mo>
            <mrow>
              <mrow>
                <msub>
                  <mi>y</mi>
                  <mn>1</mn>
                </msub>
                <mo stretchy="false">−</mo>
                <msub>
                  <mi>y</mi>
                  <mi mathvariant="italic">max</mi>
                </msub>
              </mrow>
            </mrow>
            <mo fence="true" stretchy="false">)</mo>
          </mrow>
        </mrow>
        <mrow>
          <mo stretchy="false">−</mo>
          <mrow>
            <mo fence="true" stretchy="false">[</mo>
            <mrow>
              <mrow>
                <mn>1</mn>
                <mo stretchy="false">×</mo>
                <mrow>
                  <mo fence="true" stretchy="false">(</mo>
                  <mrow>
                    <mrow>
                      <msub>
                        <mi>y</mi>
                        <mn>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frac>
    </mrow>
    <annotation encoding="StarMath 5.0">t_T = { 1 times (y_1-y_max)} over { - [1 times (y_2-y_1)]  }</annotation>
  </semantics>
</math>
</file>